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5in"/>
    </style:style>
    <style:style style:name="co2" style:family="table-column">
      <style:table-column-properties fo:break-before="auto" style:column-width="4.38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Kurs</text:p>
          </table:table-cell>
          <table:table-cell table:style-name="ce1" office:value-type="string" calcext:value-type="string">
            <text:p>Beredd att hjälpa nybörjare?</text:p>
          </table:table-cell>
          <table:table-cell table:style-name="ce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8:35:12.154607770</meta:creation-date>
    <dc:date>2024-06-01T08:39:14.754641402</dc:date>
    <meta:editing-duration>PT4M2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